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5.891cm"/>
    </style:style>
    <style:style style:name="co17" style:family="table-column">
      <style:table-column-properties fo:break-before="auto" style:column-width="4.085cm"/>
    </style:style>
    <style:style style:name="co18" style:family="table-column">
      <style:table-column-properties fo:break-before="auto" style:column-width="7.144cm"/>
    </style:style>
    <style:style style:name="co19" style:family="table-column">
      <style:table-column-properties fo:break-before="auto" style:column-width="5.741cm"/>
    </style:style>
    <style:style style:name="co20" style:family="table-column">
      <style:table-column-properties fo:break-before="auto" style:column-width="4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1" fo:font-size="12pt" fo:language="none" fo:country="none" style:font-name-asian="Ubuntu1" style:font-size-asian="12pt" style:language-asian="none" style:country-asian="none" style:font-name-complex="Ubuntu1" style:font-size-complex="12pt" style:language-complex="none" style:country-complex="none"/>
    </style:style>
    <style:style style:name="ce8" style:family="table-cell" style:parent-style-name="Default">
      <style:text-properties style:font-name="Calibri" style:font-name-asian="Droid Sans Fallback" style:font-name-complex="Calibri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6" style:family="table-cell" style:parent-style-name="Default">
      <style:table-cell-properties fo:background-color="#009900"/>
    </style:style>
    <style:style style:name="ce17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0099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 style:data-style-name="N2">
      <style:table-cell-properties fo:background-color="transparent"/>
    </style:style>
    <style:style style:name="ce2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60">
      <style:table-cell-properties fo:background-color="#009900"/>
    </style:style>
    <style:style style:name="ce24" style:family="table-cell" style:parent-style-name="Default" style:data-style-name="N0">
      <style:table-cell-properties fo:background-color="#009900"/>
    </style:style>
    <style:style style:name="ce25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 style:data-style-name="N11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style:font-name="Calibri" fo:font-weight="normal" style:font-name-asian="Droid Sans Fallback" style:font-weight-asian="normal" style:font-name-complex="Calibri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36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  <style:style style:name="T5" style:family="text">
      <style:text-properties style:font-name-asian="Droid Sans Fallback" style:font-name-complex="Calibri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1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,46</text:p>
          </table:table-cell>
          <table:table-cell table:formula="of:=([.E5]/2.355)/SQRT([.F5])" office:value-type="float" office:value="0.0149367867264604" calcext:value-type="float">
            <text:p>0,0149367867</text:p>
          </table:table-cell>
          <table:table-cell office:value-type="float" office:value="8.69" calcext:value-type="float">
            <text:p>8,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s Bi-207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11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K- 480 keV</text:p>
          </table:table-cell>
          <table:table-cell table:style-name="ce5" office:value-type="string" calcext:value-type="string">
            <text:p>Canal</text:p>
          </table:table-cell>
          <table:table-cell table:number-columns-repeated="9"/>
          <table:table-cell table:style-name="ce5" office:value-type="string" calcext:value-type="string">
            <text:p>Média</text:p>
          </table:table-cell>
          <table:table-cell table:formula="of:=([.E9]*[.E10]+[.F9]*[.F10]+[.G9]*[.G10]+[.H9]*[.H10]+[.I9]*[.I10]+[.J9]*[.J10])/[.O10]" office:value-type="string" office:string-value="" calcext:value-type="error">
            <text:p>#DIV/0!</text:p>
          </table:table-cell>
          <table:table-cell table:formula="of:=SQRT(SUM([.D22:.I22]))/[.O10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 office:value-type="string" calcext:value-type="string">
            <text:p>K- 480 keV</text:p>
          </table:covered-table-cell>
          <table:table-cell table:style-name="ce5" office:value-type="string" calcext:value-type="string">
            <text:p>Contagens</text:p>
          </table:table-cell>
          <table:table-cell table:number-columns-repeated="9"/>
          <table:table-cell table:style-name="ce5" office:value-type="string" calcext:value-type="string">
            <text:p>Total</text:p>
          </table:table-cell>
          <table:table-cell table:formula="of:=SUM([.E10:.J1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L- 554 keV</text:p>
          </table:table-cell>
          <table:table-cell table:style-name="ce5" office:value-type="string" calcext:value-type="string">
            <text:p>Canal</text:p>
          </table:table-cell>
          <table:table-cell table:number-columns-repeated="9"/>
          <table:table-cell table:style-name="ce5" office:value-type="string" calcext:value-type="string">
            <text:p>Média</text:p>
          </table:table-cell>
          <table:table-cell table:formula="of:=([.E11]*[.E12]+[.F11]*[.F12]+[.G11]*[.G12]+[.H11]*[.H12]+[.I11]*[.I12]+[.J11]*[.J12])/[.O12]" office:value-type="string" office:string-value="" calcext:value-type="error">
            <text:p>#DIV/0!</text:p>
          </table:table-cell>
          <table:table-cell table:formula="of:=SQRT(SUM([.D23:.H23]))/[.O1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table:number-columns-repeated="9"/>
          <table:table-cell table:style-name="ce5" office:value-type="string" calcext:value-type="string">
            <text:p>Total</text:p>
          </table:table-cell>
          <table:table-cell table:formula="of:=SUM([.E12:.J1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K- 97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style-name="ce5" office:value-type="string" calcext:value-type="string">
            <text:p>Média</text:p>
          </table:table-cell>
          <table:table-cell table:formula="of:=([.E13]*[.E14]+[.F13]*[.F14]+[.G13]*[.G14]+[.H13]*[.H14]+[.I13]*[.I14]+[.J13]*[.J14]+[.K13]*[.K14]+[.L13]*[.L14]+[.M13]*[.M14])/[.O14]" office:value-type="float" office:value="210.48178913738" calcext:value-type="float">
            <text:p>210,4817891374</text:p>
          </table:table-cell>
          <table:table-cell table:formula="of:=SQRT(SUM([.D24:.L24]))/[.O14]" office:value-type="float" office:value="0.0239541244394436" calcext:value-type="float">
            <text:p>0,0239541244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968" calcext:value-type="float">
            <text:p>968</text:p>
          </table:table-cell>
          <table:table-cell office:value-type="float" office:value="1306" calcext:value-type="float">
            <text:p>1306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Total</text:p>
          </table:table-cell>
          <table:table-cell table:formula="of:=SUM([.E14:.M14])" office:value-type="float" office:value="3130" calcext:value-type="float">
            <text:p>313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" table:number-rows-spanned="2">
            <text:p>L- 1047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Média</text:p>
          </table:table-cell>
          <table:table-cell table:formula="of:=([.E15]*[.E16]+[.F15]*[.F16]+[.G15]*[.G16]+[.H15]*[.H16]+[.I15]*[.I16]+[.J15]*[.J16]+[.K15]*[.K16]+[.L15]*[.L16]+[.M15]*[.M16])/[.O16]" office:value-type="float" office:value="226.752380952381" calcext:value-type="float">
            <text:p>226,7523809524</text:p>
          </table:table-cell>
          <table:table-cell table:formula="of:=SQRT(SUM([.D25:.L25]))/[.O16]" office:value-type="float" office:value="0.0645813587550081" calcext:value-type="float">
            <text:p>0,0645813588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otal</text:p>
          </table:table-cell>
          <table:table-cell table:formula="of:=SUM([.E16:.M16])" office:value-type="float" office:value="630" calcext:value-type="float">
            <text:p>63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9"/>
          <table:table-cell table:style-name="ce5"/>
          <table:table-cell table:number-columns-repeated="1010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9"/>
          <table:table-cell table:style-name="ce5"/>
          <table:table-cell table:number-columns-repeated="1010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/>
          <table:table-cell table:style-name="ce3"/>
          <table:covered-table-cell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12"/>
          <table:table-cell table:style-name="ce1" table:number-columns-repeated="4"/>
          <table:table-cell/>
          <table:table-cell table:style-name="ce12" table:number-columns-spanned="4" table:number-rows-spanned="1"/>
          <table:covered-table-cell table:number-columns-repeated="3" table:style-name="ce1"/>
          <table:table-cell/>
          <table:table-cell table:style-name="ce9" office:value-type="string" calcext:value-type="string" table:number-columns-spanned="7" table:number-rows-spanned="1">
            <text:p>Espetro Bismuto-207</text:p>
          </table:table-cell>
          <table:covered-table-cell table:number-columns-repeated="6"/>
          <table:table-cell table:number-columns-repeated="993"/>
        </table:table-row>
        <table:table-row table:style-name="ro2">
          <table:table-cell table:number-columns-repeated="2"/>
          <table:table-cell table:style-name="ce8"/>
          <table:table-cell table:formula="of:=([.E13]-[.O$13])^2*[.E14]" office:value-type="float" office:value="1515.35694964734" calcext:value-type="float">
            <text:p>1515,3569496473</text:p>
          </table:table-cell>
          <table:table-cell table:formula="of:=([.F13]-[.O$13])^2*[.F14]" office:value-type="float" office:value="806.865329236798" calcext:value-type="float">
            <text:p>806,8653292368</text:p>
          </table:table-cell>
          <table:table-cell table:formula="of:=([.G13]-[.O$13])^2*[.G14]" office:value-type="float" office:value="450.118304769875" calcext:value-type="float">
            <text:p>450,1183047699</text:p>
          </table:table-cell>
          <table:table-cell table:formula="of:=([.H13]-[.O$13])^2*[.H14]" office:value-type="float" office:value="224.692908164826" calcext:value-type="float">
            <text:p>224,6929081648</text:p>
          </table:table-cell>
          <table:table-cell table:formula="of:=([.I13]-[.O$13])^2*[.I14]" office:value-type="float" office:value="350.716502567141" calcext:value-type="float">
            <text:p>350,7165025671</text:p>
          </table:table-cell>
          <table:table-cell table:formula="of:=([.J13]-[.O$13])^2*[.J14]" office:value-type="float" office:value="615.425447641602" calcext:value-type="float">
            <text:p>615,4254476416</text:p>
          </table:table-cell>
          <table:table-cell table:formula="of:=([.K13]-[.O$13])^2*[.K14]" office:value-type="float" office:value="285.362367687738" calcext:value-type="float">
            <text:p>285,3623676877</text:p>
          </table:table-cell>
          <table:table-cell table:formula="of:=([.L13]-[.O$13])^2*[.L14]" office:value-type="float" office:value="495.112306954241" calcext:value-type="float">
            <text:p>495,1123069542</text:p>
          </table:table-cell>
          <table:table-cell table:formula="of:=([.M13]-[.O$13])^2*[.M14]" office:value-type="float" office:value="877.811864161113" calcext:value-type="float">
            <text:p>877,8118641611</text:p>
          </table:table-cell>
          <table:table-cell/>
          <table:table-cell table:style-name="ce31"/>
          <table:table-cell table:style-name="ce32" table:number-columns-repeated="4"/>
          <table:table-cell/>
          <table:table-cell table:style-name="ce13" table:number-columns-repeated="4"/>
          <table:table-cell/>
          <table:table-cell table:style-name="ce13" office:value-type="string" calcext:value-type="string">
            <text:p>Designação do Pico</text:p>
          </table:table-cell>
          <table:table-cell table:style-name="ce13" office:value-type="string" calcext:value-type="string">
            <text:p>FWHM (Canal)</text:p>
          </table:table-cell>
          <table:table-cell table:style-name="ce13" office:value-type="string" calcext:value-type="string">
            <text:p>Área do Pico (Contagens)</text:p>
          </table:table-cell>
          <table:table-cell table:style-name="ce13" office:value-type="string" calcext:value-type="string">
            <text:p>Centroide</text:p>
          </table:table-cell>
          <table:table-cell table:style-name="ce13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style-name="ce2" office:value-type="string" calcext:value-type="string">
            <text:p>Desv. (%)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formula="of:=([.E15]-[.O$15])^2*[.E16]" office:value-type="float" office:value="309.767981859409" calcext:value-type="float">
            <text:p>309,7679818594</text:p>
          </table:table-cell>
          <table:table-cell table:formula="of:=([.F15]-[.O$15])^2*[.F16]" office:value-type="float" office:value="143.936417233559" calcext:value-type="float">
            <text:p>143,9364172336</text:p>
          </table:table-cell>
          <table:table-cell table:formula="of:=([.G15]-[.O$15])^2*[.G16]" office:value-type="float" office:value="193.462857142856" calcext:value-type="float">
            <text:p>193,4628571429</text:p>
          </table:table-cell>
          <table:table-cell table:formula="of:=([.H15]-[.O$15])^2*[.H16]" office:value-type="float" office:value="114.347573696143" calcext:value-type="float">
            <text:p>114,3475736961</text:p>
          </table:table-cell>
          <table:table-cell table:formula="of:=([.I15]-[.O$15])^2*[.I16]" office:value-type="float" office:value="10.1783219954654" calcext:value-type="float">
            <text:p>10,1783219955</text:p>
          </table:table-cell>
          <table:table-cell table:formula="of:=([.J15]-[.O$15])^2*[.J16]" office:value-type="float" office:value="57.5924716553294" calcext:value-type="float">
            <text:p>57,5924716553</text:p>
          </table:table-cell>
          <table:table-cell table:formula="of:=([.K15]-[.O$15])^2*[.K16]" office:value-type="float" office:value="434.454058956919" calcext:value-type="float">
            <text:p>434,4540589569</text:p>
          </table:table-cell>
          <table:table-cell table:formula="of:=([.L15]-[.O$15])^2*[.L16]" office:value-type="float" office:value="337.504943310659" calcext:value-type="float">
            <text:p>337,5049433107</text:p>
          </table:table-cell>
          <table:table-cell table:formula="of:=([.M15]-[.O$15])^2*[.M16]" office:value-type="float" office:value="54.1268027210886" calcext:value-type="float">
            <text:p>54,1268027211</text:p>
          </table:table-cell>
          <table:table-cell/>
          <table:table-cell table:style-name="ce6"/>
          <table:table-cell table:style-name="ce5" table:number-columns-repeated="2"/>
          <table:table-cell table:style-name="ce6"/>
          <table:table-cell table:style-name="ce33"/>
          <table:table-cell/>
          <table:table-cell table:style-name="ce34" table:number-columns-repeated="2"/>
          <table:table-cell table:style-name="ce35" table:number-columns-repeated="2"/>
          <table:table-cell/>
          <table:table-cell table:style-name="ce34" office:value-type="string" calcext:value-type="string">
            <text:p>480 keV</text:p>
          </table:table-cell>
          <table:table-cell table:style-name="ce34" table:formula="of:=[.F53]" office:value-type="float" office:value="1.79" calcext:value-type="float">
            <text:p>1,79</text:p>
          </table:table-cell>
          <table:table-cell table:style-name="ce35" table:formula="of:=&quot;$ &quot; &amp;[.G53] &amp; &quot; \pm &quot; &amp;MROUND([.H53];1)&amp; &quot; $&quot;" office:value-type="string" office:string-value="$ 7296 \pm 139 $" calcext:value-type="string">
            <text:p>$ 7296 \pm 139 $</text:p>
          </table:table-cell>
          <table:table-cell table:style-name="ce35" table:formula="of:=&quot;$ &quot; &amp;[.D53]&amp; &quot; \pm &quot; &amp;MROUND([.E53];0.01)&amp; &quot; $&quot;" office:value-type="string" office:string-value="$ 103,84 \pm 0,01 $" calcext:value-type="string">
            <text:p>$ 103,84 \pm 0,01 $</text:p>
          </table:table-cell>
          <table:table-cell table:style-name="ce36" table:formula="of:=&quot;$ &quot; &amp;MROUND([.I53];0.1)&amp; &quot; \pm &quot; &amp;MROUND([.J53];0.1)&amp; &quot; $&quot;" office:value-type="string" office:string-value="$ 478,2 \pm 0,1 $" calcext:value-type="string">
            <text:p>$ 478,2 \pm 0,1 $</text:p>
          </table:table-cell>
          <table:table-cell table:style-name="ce1" table:formula="of:=MROUND([.K53];0.01)" office:value-type="float" office:value="-14.21" calcext:value-type="float">
            <text:p>-14,21</text:p>
          </table:table-cell>
          <table:table-cell table:style-name="ce1" table:formula="of:=MROUND(-0.00380217934434116;0.0001)" office:value-type="float" office:value="-0.0038" calcext:value-type="float">
            <text:p>-0,0038</text:p>
          </table:table-cell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33"/>
          <table:table-cell/>
          <table:table-cell table:style-name="ce1" table:number-columns-repeated="4"/>
          <table:table-cell/>
          <table:table-cell table:style-name="ce34" office:value-type="string" calcext:value-type="string">
            <text:p>554 keV</text:p>
          </table:table-cell>
          <table:table-cell table:style-name="ce34" table:formula="of:=[.F54]" office:value-type="float" office:value="2.1" calcext:value-type="float">
            <text:p>2,1</text:p>
          </table:table-cell>
          <table:table-cell table:style-name="ce35" table:formula="of:=&quot;$ &quot; &amp;[.G54] &amp; &quot; \pm &quot; &amp;MROUND([.H54];1)&amp; &quot; $&quot;" office:value-type="string" office:string-value="$ 1947 \pm 120 $" calcext:value-type="string">
            <text:p>$ 1947 \pm 120 $</text:p>
          </table:table-cell>
          <table:table-cell table:style-name="ce35" table:formula="of:=&quot;$ &quot; &amp;[.D54]&amp; &quot; \pm &quot; &amp;MROUND([.E54];0.01)&amp; &quot; $&quot;" office:value-type="string" office:string-value="$ 119,58 \pm 0,02 $" calcext:value-type="string">
            <text:p>$ 119,58 \pm 0,02 $</text:p>
          </table:table-cell>
          <table:table-cell table:style-name="ce36" table:formula="of:=&quot;$ &quot; &amp;MROUND([.I54];0.1)&amp; &quot; \pm &quot; &amp;MROUND([.J54];0.1)&amp; &quot; $&quot;" office:value-type="string" office:string-value="$ 549,2 \pm 0,2 $" calcext:value-type="string">
            <text:p>$ 549,2 \pm 0,2 $</text:p>
          </table:table-cell>
          <table:table-cell table:style-name="ce1" table:formula="of:=MROUND([.K54];0.01)" office:value-type="float" office:value="-29.38" calcext:value-type="float">
            <text:p>-29,38</text:p>
          </table:table-cell>
          <table:table-cell table:style-name="ce1" table:formula="of:=MROUND(-0.00863628528197168;0.0001)" office:value-type="float" office:value="-0.0086" calcext:value-type="float">
            <text:p>-0,0086</text:p>
          </table:table-cell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33"/>
          <table:table-cell table:number-columns-repeated="6"/>
          <table:table-cell table:style-name="ce34" office:value-type="string" calcext:value-type="string">
            <text:p>974 keV</text:p>
          </table:table-cell>
          <table:table-cell table:style-name="ce34" table:formula="of:=[.F55]" office:value-type="float" office:value="0" calcext:value-type="float">
            <text:p>0</text:p>
          </table:table-cell>
          <table:table-cell table:style-name="ce35" table:formula="of:=&quot;$ &quot; &amp;[.G55] &amp; &quot; \pm &quot; &amp;MROUND([.H55];1)&amp; &quot; $&quot;" office:value-type="string" office:string-value="$ 1411 \pm 63 $" calcext:value-type="string">
            <text:p>$ 1411 \pm 63 $</text:p>
          </table:table-cell>
          <table:table-cell table:style-name="ce35" table:formula="of:=&quot;$ &quot; &amp;[.D55]&amp; &quot; \pm &quot; &amp;MROUND([.E55];0.01)&amp; &quot; $&quot;" office:value-type="string" office:string-value="$ 210,48178913738 \pm 0,02 $" calcext:value-type="string">
            <text:p>$ 210,48178913738 \pm 0,02 $</text:p>
          </table:table-cell>
          <table:table-cell table:style-name="ce36" table:formula="of:=&quot;$ &quot; &amp;MROUND([.I55];0.1)&amp; &quot; \pm &quot; &amp;MROUND([.J55];0.1)&amp; &quot; $&quot;" office:value-type="string" office:string-value="$ 959,5 \pm 0,2 $" calcext:value-type="string">
            <text:p>$ 959,5 \pm 0,2 $</text:p>
          </table:table-cell>
          <table:table-cell table:style-name="ce1" table:formula="of:=MROUND([.K55];0.01)" office:value-type="float" office:value="-58.19" calcext:value-type="float">
            <text:p>-58,19</text:p>
          </table:table-cell>
          <table:table-cell table:style-name="ce1" table:formula="of:=MROUND(-0.0142110715613528;0.0001)" office:value-type="float" office:value="-0.0142" calcext:value-type="float">
            <text:p>-0,0142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12"/>
          <table:table-cell table:style-name="ce1" table:number-columns-repeated="2"/>
          <table:table-cell table:number-columns-repeated="7"/>
          <table:table-cell table:style-name="ce6"/>
          <table:table-cell table:style-name="ce5" table:number-columns-repeated="2"/>
          <table:table-cell/>
          <table:table-cell table:style-name="ce33"/>
          <table:table-cell table:number-columns-repeated="6"/>
          <table:table-cell table:style-name="ce34" office:value-type="string" calcext:value-type="string">
            <text:p>1047 keV</text:p>
          </table:table-cell>
          <table:table-cell table:style-name="ce34" table:formula="of:=[.F56]" office:value-type="float" office:value="0" calcext:value-type="float">
            <text:p>0</text:p>
          </table:table-cell>
          <table:table-cell table:style-name="ce35" table:formula="of:=&quot;$ &quot; &amp;[.G56] &amp; &quot; \pm &quot; &amp;MROUND([.H56];1)&amp; &quot; $&quot;" office:value-type="string" office:string-value="$ 421 \pm 29 $" calcext:value-type="string">
            <text:p>$ 421 \pm 29 $</text:p>
          </table:table-cell>
          <table:table-cell table:style-name="ce35" table:formula="of:=&quot;$ &quot; &amp;[.D56]&amp; &quot; \pm &quot; &amp;MROUND([.E56];0.01)&amp; &quot; $&quot;" office:value-type="string" office:string-value="$ 226,752380952381 \pm 0,27 $" calcext:value-type="string">
            <text:p>$ 226,752380952381 \pm 0,27 $</text:p>
          </table:table-cell>
          <table:table-cell table:style-name="ce36" table:formula="of:=&quot;$ &quot; &amp;MROUND([.I56];0.1)&amp; &quot; \pm &quot; &amp;MROUND([.J56];0.1)&amp; &quot; $&quot;" office:value-type="string" office:string-value="$ 1032,9 \pm 1,3 $" calcext:value-type="string">
            <text:p>$ 1032,9 \pm 1,3 $</text:p>
          </table:table-cell>
          <table:table-cell table:style-name="ce1" table:formula="of:=MROUND([.K56];0.01)" office:value-type="float" office:value="-11.17" calcext:value-type="float">
            <text:p>-11,17</text:p>
          </table:table-cell>
          <table:table-cell table:style-name="ce1" table:formula="of:=MROUND(-0.0154365900393127;0.0001)" office:value-type="float" office:value="-0.0154" calcext:value-type="float">
            <text:p>-0,0154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 table:number-rows-repeated="3">
          <table:table-cell table:number-columns-repeated="3"/>
          <table:table-cell table:style-name="ce1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3" table:number-rows-spanned="1">
            <text:p>Coisas do Cs</text:p>
          </table:table-cell>
          <table:covered-table-cell table:number-columns-repeated="2" table:style-name="ce1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5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6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7" office:value-type="string" calcext:value-type="string">
            <text:p>Fórmula de Ajuste</text:p>
          </table:table-cell>
          <table:table-cell table:style-name="ce22" office:value-type="string" calcext:value-type="string" table:number-columns-spanned="2" table:number-rows-spanned="1">
            <text:p>V=a*c+b</text:p>
          </table:table-cell>
          <table:covered-table-cell table:style-name="ce26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a</text:p>
          </table:table-cell>
          <table:table-cell table:style-name="ce23" office:value-type="float" office:value="0.00447637" calcext:value-type="float">
            <text:p>4,48E-003</text:p>
          </table:table-cell>
          <table:table-cell table:style-name="ce23" office:value-type="float" office:value="0.000000417095" calcext:value-type="float">
            <text:p>4,17E-007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b</text:p>
          </table:table-cell>
          <table:table-cell table:style-name="ce23" office:value-type="float" office:value="0.00942801" calcext:value-type="float">
            <text:p>9,43E-003</text:p>
          </table:table-cell>
          <table:table-cell table:style-name="ce23" office:value-type="float" office:value="0.0000610476" calcext:value-type="float">
            <text:p>6,10E-005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Qui ^2</text:p>
          </table:table-cell>
          <table:table-cell table:style-name="ce24" table:formula="of:=5950.01/3" office:value-type="float" office:value="1983.33666666667" calcext:value-type="float">
            <text:p>1983,3366666667</text:p>
          </table:table-cell>
          <table:table-cell table:style-name="ce16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5" office:value-type="string" calcext:value-type="string">
            <text:p>V_620</text:p>
          </table:table-cell>
          <table:table-cell table:style-name="ce15" table:formula="of:=[.E38]*[.C5]+[.E39]" office:value-type="float" office:value="0.4859823602" calcext:value-type="float">
            <text:p>0,4859823602</text:p>
          </table:table-cell>
          <table:table-cell table:style-name="ce15" table:formula="of:=SQRT([.F38]^2*[.C5]^2+[.D5]^2*[.E38]^2+[.F39]^2)" office:value-type="float" office:value="0.000100842074218952" calcext:value-type="float">
            <text:p>0,0001008421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8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5" table:formula="of:=620/[.E41]" office:value-type="float" office:value="1275.76646968184" calcext:value-type="float" table:number-columns-spanned="1" table:number-rows-spanned="3">
            <text:p>1275,7664696818</text:p>
          </table:table-cell>
          <table:table-cell table:style-name="ce25" table:formula="of:=[.F41]*620/[.E41]^2" office:value-type="float" office:value="0.264723470557164" calcext:value-type="float" table:number-columns-spanned="1" table:number-rows-spanned="3">
            <text:p>0,2647234706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6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5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7" office:value-type="string" calcext:value-type="string">
            <text:p>E=P*V</text:p>
          </table:table-cell>
          <table:table-cell table:style-name="ce16" table:number-columns-repeated="2"/>
          <table:table-cell/>
          <table:table-cell office:value-type="string" calcext:value-type="string">
            <text:p>A pico centróides</text:p>
          </table:table-cell>
          <table:table-cell office:value-type="string" calcext:value-type="string">
            <text:p>PARA CALCULAR ERROS DO CENTRÓIDE</text:p>
          </table:table-cell>
          <table:table-cell table:number-columns-repeated="5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9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6"/>
          <table:table-cell table:style-name="ce1" office:value-type="string" calcext:value-type="string">
            <text:p>K- 480 keV</text:p>
          </table:table-cell>
          <table:table-cell office:value-type="float" office:value="8863" calcext:value-type="float">
            <text:p>8863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a'</text:p>
          </table:table-cell>
          <table:table-cell table:style-name="ce16" table:formula="of:=[.E38]*[.E42]" office:value-type="float" office:value="5.71080275188968" calcext:value-type="float">
            <text:p>5,7108027519</text:p>
          </table:table-cell>
          <table:table-cell table:style-name="ce16" table:formula="of:=SQRT([.F38]^2*[.E42]^2+[.F42]^2*[.E38]^2)" office:value-type="float" office:value="0.00129898911457581" calcext:value-type="float">
            <text:p>0,0012989891</text:p>
          </table:table-cell>
          <table:table-cell table:style-name="ce1" office:value-type="string" calcext:value-type="string">
            <text:p>L+M- 554 keV</text:p>
          </table:table-cell>
          <table:table-cell office:value-type="float" office:value="2117" calcext:value-type="float">
            <text:p>2117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b'</text:p>
          </table:table-cell>
          <table:table-cell table:style-name="ce16" table:formula="of:=[.E39]*[.E42]" office:value-type="float" office:value="12.027939033825" calcext:value-type="float">
            <text:p>12,0279390338</text:p>
          </table:table-cell>
          <table:table-cell table:style-name="ce16" table:formula="of:=SQRT([.F39]^2*[.E42]^2+[.F42]^2*ABS([.E39])^2)" office:value-type="float" office:value="0.0779224612215335" calcext:value-type="float">
            <text:p>0,0779224612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 table:number-rows-repeated="2">
          <table:table-cell table:style-name="ce1" table:number-columns-repeated="2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10" table:number-rows-spanned="1">
            <text:p>Picos Bi-207</text:p>
          </table:table-cell>
          <table:covered-table-cell table:number-columns-repeated="8" table:style-name="ce20"/>
          <table:covered-table-cell/>
          <table:table-cell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3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3" office:value-type="string" calcext:value-type="string">
            <text:p>Desvios (<text:span text:style-name="T4">σ</text:span>)</text:p>
          </table:table-cell>
          <table:table-cell table:style-name="ce2" office:value-type="string" calcext:value-type="string">
            <text:p>Desvios(%)</text:p>
          </table:table-cell>
          <table:table-cell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1" office:value-type="float" office:value="103.84" calcext:value-type="float">
            <text:p>103,84</text:p>
          </table:table-cell>
          <table:table-cell table:style-name="ce1" table:formula="of:=[.F53]/2.355/SQRT([.H46])" office:value-type="float" office:value="0.00807368395402945" calcext:value-type="float">
            <text:p>0,008073684</text:p>
          </table:table-cell>
          <table:table-cell table:style-name="ce1" office:value-type="float" office:value="1.79" calcext:value-type="float">
            <text:p>1,79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formula="of:=[.D$60]*[.D53]+[.D$61]" office:value-type="float" office:value="478.174953914716" calcext:value-type="float">
            <text:p>478,1749539147</text:p>
          </table:table-cell>
          <table:table-cell table:style-name="ce1" table:formula="of:=SQRT([.E$60]^2*[.D53]^2+[.E53]^2*[.D$60]^2+[.E$61]^2)" office:value-type="float" office:value="0.128393482431626" calcext:value-type="float">
            <text:p>0,1283934824</text:p>
          </table:table-cell>
          <table:table-cell table:style-name="ce1" table:formula="of:=([.I53]-480)/[.J53]" office:value-type="float" office:value="-14.2144760833609" calcext:value-type="float">
            <text:p>-14,2144760834</text:p>
          </table:table-cell>
          <table:table-cell table:style-name="ce29" table:formula="of:=([.I53]-480)/480" office:value-type="percentage" office:value="-0.00380217934434116" calcext:value-type="percentage">
            <text:p>-0,38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+M- 554 keV</text:p>
          </table:table-cell>
          <table:table-cell table:style-name="ce1" office:value-type="float" office:value="119.58" calcext:value-type="float">
            <text:p>119,58</text:p>
          </table:table-cell>
          <table:table-cell table:style-name="ce1" table:formula="of:=[.F54]/2.355/SQRT([.H47])" office:value-type="float" office:value="0.019380632848982" calcext:value-type="float">
            <text:p>0,0193806328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[.D$60]*[.D54]+[.D$61]" office:value-type="float" office:value="549.215497953788" calcext:value-type="float">
            <text:p>549,2154979538</text:p>
          </table:table-cell>
          <table:table-cell table:style-name="ce1" table:formula="of:=SQRT([.E$60]^2*[.D54]^2+[.E54]^2*[.D$60]^2+[.E$61]^2)" office:value-type="float" office:value="0.162833539626195" calcext:value-type="float">
            <text:p>0,1628335396</text:p>
          </table:table-cell>
          <table:table-cell table:style-name="ce1" table:formula="of:=([.I54]-554)/[.J54]" office:value-type="float" office:value="-29.3827798449615" calcext:value-type="float">
            <text:p>-29,382779845</text:p>
          </table:table-cell>
          <table:table-cell table:style-name="ce29" table:formula="of:=([.I54]-554)/554" office:value-type="percentage" office:value="-0.00863628528197168" calcext:value-type="percentage">
            <text:p>-0,86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21" office:value-type="float" office:value="210.48178913738" calcext:value-type="float">
            <text:p>210,48</text:p>
          </table:table-cell>
          <table:table-cell table:style-name="ce1" office:value-type="float" office:value="0.0239541244394436" calcext:value-type="float">
            <text:p>0,0239541244</text:p>
          </table:table-cell>
          <table:table-cell table:style-name="ce1"/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[.D$60]*[.D55]+[.D$61]" office:value-type="float" office:value="959.489484894349" calcext:value-type="float">
            <text:p>959,4894848943</text:p>
          </table:table-cell>
          <table:table-cell table:style-name="ce1" table:formula="of:=SQRT([.E$60]^2*[.D55]^2+[.E55]^2*[.D$60]^2+[.E$61]^2)" office:value-type="float" office:value="0.249346932793254" calcext:value-type="float">
            <text:p>0,2493469328</text:p>
          </table:table-cell>
          <table:table-cell table:style-name="ce1" table:formula="of:=([.I55]-974)/[.J55]" office:value-type="float" office:value="-58.1940790010942" calcext:value-type="float">
            <text:p>-58,1940790011</text:p>
          </table:table-cell>
          <table:table-cell table:style-name="ce29" table:formula="of:=([.I55]-974)/974" office:value-type="percentage" office:value="-0.0148978594513863" calcext:value-type="percentage">
            <text:p>-1,49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21" office:value-type="float" office:value="226.752380952381" calcext:value-type="float">
            <text:p>226,75</text:p>
          </table:table-cell>
          <table:table-cell table:style-name="ce1" office:value-type="float" office:value="0.274143909073352" calcext:value-type="float">
            <text:p>0,2741439091</text:p>
          </table:table-cell>
          <table:table-cell table:style-name="ce1"/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D$60]*[.D56]+[.D$61]" office:value-type="float" office:value="1032.92478949253" calcext:value-type="float">
            <text:p>1032,9247894925</text:p>
          </table:table-cell>
          <table:table-cell table:style-name="ce1" table:formula="of:=SQRT([.E$60]^2*[.D56]^2+[.E56]^2*[.D$60]^2+[.E$61]^2)" office:value-type="float" office:value="1.26052792087351" calcext:value-type="float">
            <text:p>1,2605279209</text:p>
          </table:table-cell>
          <table:table-cell table:style-name="ce1" table:formula="of:=([.I56]-1047)/[.J56]" office:value-type="float" office:value="-11.1661235537874" calcext:value-type="float">
            <text:p>-11,1661235538</text:p>
          </table:table-cell>
          <table:table-cell table:style-name="ce29" table:formula="of:=([.I56]-1047)/1047" office:value-type="percentage" office:value="-0.0134433720224189" calcext:value-type="percentage">
            <text:p>-1,34%</text:p>
          </table:table-cell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4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Desvios (%)</text:p>
          </table:table-cell>
          <table:table-cell table:style-name="ce30" office:value-type="string" calcext:value-type="string">
            <text:p><text:span text:style-name="T5">Desvios (σ)</text:span></text:p>
          </table:table-cell>
          <table:table-cell table:number-columns-repeated="1012"/>
        </table:table-row>
        <table:table-row table:style-name="ro5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8.26704861951" calcext:value-type="float">
            <text:p>1008,2670486195</text:p>
          </table:table-cell>
          <table:table-cell table:style-name="ce1" table:formula="of:=[.F41]*(620-130)/[.E41]^2" office:value-type="float" office:value="0.209216936408081" calcext:value-type="float">
            <text:p>0,2092169364</text:p>
          </table:table-cell>
          <table:table-cell table:style-name="ce1"/>
          <table:table-cell table:style-name="ce27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,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,2751228001</text:p>
          </table:table-cell>
          <table:table-cell table:style-name="ce1" table:formula="of:=[.J66]/[.J67]" office:value-type="float" office:value="3.11336164652074" calcext:value-type="float">
            <text:p>3,1133616465</text:p>
          </table:table-cell>
          <table:table-cell table:style-name="ce21" table:formula="of:=([.H59]-[.J59])/[.J59]" office:value-type="float" office:value="0.076503253882601" calcext:value-type="float">
            <text:p>0,08</text:p>
          </table:table-cell>
          <table:table-cell table:style-name="ce21" table:formula="of:=([.H59]-[.J59])/[.I59]" office:value-type="float" office:value="0.865730853364507" calcext:value-type="float">
            <text:p>0,87</text:p>
          </table:table-cell>
          <table:table-cell table:number-columns-repeated="1012"/>
        </table:table-row>
        <table:table-row table:style-name="ro5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1337636842894" calcext:value-type="float">
            <text:p>4,5133763684</text:p>
          </table:table-cell>
          <table:table-cell table:style-name="ce1" table:formula="of:=SQRT([.E59]^2*[.E38]^2+[.F38]^2*[.D59]^2)" office:value-type="float" office:value="0.00102662042926153" calcext:value-type="float">
            <text:p>0,0010266204</text:p>
          </table:table-cell>
          <table:table-cell table:style-name="ce1"/>
          <table:table-cell table:style-name="ce27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,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,241740943</text:p>
          </table:table-cell>
          <table:table-cell table:style-name="ce1" table:formula="of:=[.J64]/[.J65]" office:value-type="float" office:value="2.89343812831292" calcext:value-type="float">
            <text:p>2,8934381283</text:p>
          </table:table-cell>
          <table:table-cell table:style-name="ce21" table:formula="of:=([.H60]-[.J60])/[.J60]" office:value-type="float" office:value="0.295104086465694" calcext:value-type="float">
            <text:p>0,30</text:p>
          </table:table-cell>
          <table:table-cell table:style-name="ce21" table:formula="of:=([.H60]-[.J60])/[.I60]" office:value-type="float" office:value="3.53215059479923" calcext:value-type="float">
            <text:p>3,53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9.50595181705527" calcext:value-type="float">
            <text:p>9,5059518171</text:p>
          </table:table-cell>
          <table:table-cell table:style-name="ce1" table:formula="of:=SQRT([.E59]^2*ABS([.E39])^2+[.F39]^2*[.D59]^2)" office:value-type="float" office:value="0.0615838806428249" calcext:value-type="float">
            <text:p>0,0615838806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/>
          <table:table-cell table:style-name="ce28" table:number-columns-repeated="3"/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style-name="ce1" office:value-type="string" calcext:value-type="string">
            <text:p>Teo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.583" calcext:value-type="float">
            <text:p>1,583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0.439+0.1081" office:value-type="float" office:value="0.5471" calcext:value-type="float">
            <text:p>0,547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.53" calcext:value-type="float">
            <text:p>9,53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2.47+0.591" office:value-type="float" office:value="3.061" calcext:value-type="float">
            <text:p>3,061</text:p>
          </table:table-cell>
          <table:table-cell table:style-name="ce1" table:number-columns-repeated="2"/>
          <table:table-cell table:number-columns-repeated="1012"/>
        </table:table-row>
        <table:table-row table:style-name="ro2" table:number-rows-repeated="2">
          <table:table-cell table:style-name="ce1" table:number-columns-repeated="12"/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date-style style:name="N117">
      <number:quarter number:style="long"/>
      <number:text> de </number:text>
      <number:year number:style="long"/>
    </number:date-style>
    <number:date-style style:name="N118">
      <number:quarter/>
      <number:text> de </number:text>
      <number:year/>
    </number:date-style>
    <number:date-style style:name="N119">
      <number:quarter/>
      <number:text> de </number:text>
      <number:year number:style="long"/>
    </number:date-style>
    <number:date-style style:name="N120">
      <number:day number:style="long"/>
      <number:text>/</number:text>
      <number:month number:textual="true"/>
      <number:text>/</number:text>
      <number:year/>
    </number:date-style>
    <number:date-style style:name="N121">
      <number:day number:style="long"/>
      <number:text>/</number:text>
      <number:month number:textual="true"/>
      <number:text>/</number:text>
      <number:year number:style="long"/>
    </number:date-style>
    <number:date-style style:name="N122">
      <number:month number:style="long" number:textual="true"/>
      <number:text>/</number:text>
      <number:year number:style="long"/>
    </number:date-style>
    <number:date-style style:name="N123"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/>
    </number:date-style>
    <number:date-style style:name="N125">
      <number:month number:textual="true"/>
      <number:text>/</number:text>
      <number:year/>
    </number:date-style>
    <number:date-style style:name="N126">
      <number:day/>
      <number:text>/</number:text>
      <number:month number:style="long" number:textual="true"/>
      <number:text>/</number:text>
      <number:year number:style="long"/>
    </number:date-style>
    <number:date-style style:name="N127">
      <number:day/>
      <number:text>/</number:text>
      <number:month number:style="long" number:textual="true"/>
      <number:text>/</number:text>
      <number:year/>
    </number:date-style>
    <number:date-style style:name="N128">
      <number:month number:style="long" number:textual="true"/>
      <number:text> de </number:text>
      <number:year number:style="long"/>
    </number:date-style>
    <number:date-style style:name="N129">
      <number:month number:textual="true"/>
      <number:text> de </number:text>
      <number:year number:style="long"/>
    </number:date-style>
    <number:date-style style:name="N130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6P0"/>
    </number:currency-style>
    <number:number-style style:name="N137">
      <number:number number:decimal-places="10" number:min-integer-digits="1"/>
    </number:number-style>
    <number:number-style style:name="N138">
      <number:number number:decimal-places="9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4" number:min-integer-digits="1"/>
    </number:number-style>
    <number:number-style style:name="N144">
      <number:number number:decimal-places="3" number:min-integer-digits="1"/>
    </number:number-style>
    <number:number-style style:name="N145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-00-0000</text:date>, <text:time style:data-style-name="N2" text:time-value="23:51:25.644215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8T02:05:17.755626453</dc:date>
    <meta:generator>LibreOffice/4.2.8.2$Linux_X86_64 LibreOffice_project/420m0$Build-2</meta:generator>
    <meta:editing-duration>PT5H56M50S</meta:editing-duration>
    <meta:editing-cycles>44</meta:editing-cycles>
    <meta:document-statistic meta:table-count="1" meta:cell-count="27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